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01f" officeooo:paragraph-rsid="001be01f"/>
    </style:style>
    <style:style style:name="P2" style:family="paragraph" style:parent-style-name="Standard" style:list-style-name="L1">
      <style:text-properties officeooo:rsid="001be01f" officeooo:paragraph-rsid="001be01f"/>
    </style:style>
    <style:style style:name="P3" style:family="paragraph" style:parent-style-name="Standard">
      <style:text-properties officeooo:rsid="001de6d4" officeooo:paragraph-rsid="001de6d4"/>
    </style:style>
    <style:style style:name="P4" style:family="paragraph" style:parent-style-name="Standard">
      <style:text-properties officeooo:rsid="001e231f" officeooo:paragraph-rsid="001e231f"/>
    </style:style>
    <style:style style:name="P5" style:family="paragraph" style:parent-style-name="Standard">
      <style:text-properties fo:font-weight="bold" officeooo:rsid="002335cf" officeooo:paragraph-rsid="002335c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231f" officeooo:paragraph-rsid="001e231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be01f" officeooo:paragraph-rsid="001be01f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1e231f" officeooo:paragraph-rsid="001e231f"/>
    </style:style>
    <style:style style:name="P9" style:family="paragraph" style:parent-style-name="Standard">
      <style:text-properties officeooo:rsid="002335cf" officeooo:paragraph-rsid="002335cf"/>
    </style:style>
    <style:style style:name="T1" style:family="text">
      <style:text-properties officeooo:rsid="001c7ae5"/>
    </style:style>
    <style:style style:name="T2" style:family="text">
      <style:text-properties officeooo:rsid="001e231f"/>
    </style:style>
    <style:style style:name="T3" style:family="text">
      <style:text-properties fo:font-weight="bold" officeooo:rsid="001e231f" style:font-weight-asian="bold" style:font-weight-complex="bold"/>
    </style:style>
    <style:style style:name="T4" style:family="text">
      <style:text-properties officeooo:rsid="002051df"/>
    </style:style>
    <style:style style:name="T5" style:family="text">
      <style:text-properties officeooo:rsid="0023b4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tricas</text:p>
      <text:p text:style-name="P1"/>
      <text:p text:style-name="P7">Ferramentas:</text:p>
      <text:p text:style-name="P1"/>
      <text:list xml:id="list3628675998463026675" text:style-name="L1">
        <text:list-item>
          <text:p text:style-name="P2">PMD</text:p>
        </text:list-item>
        <text:list-item>
          <text:p text:style-name="P2">EclipseMetrics</text:p>
        </text:list-item>
        <text:list-item>
          <text:p text:style-name="P2"/>
        </text:list-item>
      </text:list>
      <text:p text:style-name="P1"/>
      <text:p text:style-name="P1"/>
      <text:p text:style-name="P8">Caracteristicas:</text:p>
      <text:p text:style-name="P4"/>
      <text:p text:style-name="P1">Line of Code (LOC)<text:tab/><text:tab/>100 <text:span text:style-name="T1">linhas (limitOMe atual)</text:span></text:p>
      <text:p text:style-name="P1">Coupling (acoplamento)<text:tab/>Remover God Classes (classes que geram muita dependencia)</text:p>
      <text:p text:style-name="P1"><text:tab/>Afferent (AC)<text:tab/><text:tab/></text:p>
      <text:p text:style-name="P1"><text:tab/>Efferent (EF)</text:p>
      <text:p text:style-name="P1"/>
      <text:p text:style-name="P3">Lack of Cohesion (L<text:span text:style-name="T4">COM)</text:span></text:p>
      <text:p text:style-name="P3">Cyclomatic Complex (CC)<text:tab/><text:span text:style-name="T2">maximo de 4 </text:span><text:span text:style-name="T3">if's</text:span></text:p>
      <text:p text:style-name="P3">Code Sheriff</text:p>
      <text:p text:style-name="P3"/>
      <text:p text:style-name="P3"/>
      <text:p text:style-name="P5">Refatorar ou Reconstruir?</text:p>
      <text:p text:style-name="P9"/>
      <text:p text:style-name="P9">Horas de Trabalho</text:p>
      <text:p text:style-name="P9">Risco do negocio / Sem documentacao</text:p>
      <text:p text:style-name="P9">Tecnologias depreciadas – <text:span text:style-name="T5">analisar o prazo de descontinuidade</text:span></text:p>
      <text:p text:style-name="P9">Mutabilidade dos Requisi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9:36:43.800022972</meta:creation-date>
    <dc:date>2015-08-13T11:44:28.761697378</dc:date>
    <meta:editing-duration>PT2H2M33S</meta:editing-duration>
    <meta:editing-cycles>11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65" meta:character-count="453" meta:non-whitespace-character-count="402"/>
  </office:meta>
</office:document-meta>
</file>